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89ad9" officeooo:paragraph-rsid="003d5ccd"/>
    </style:style>
    <style:style style:name="P2" style:family="paragraph" style:parent-style-name="Heading_20_1" style:master-page-name="Right_20_Page">
      <style:paragraph-properties style:page-number="auto"/>
      <style:text-properties officeooo:rsid="00289ad9" officeooo:paragraph-rsid="003d5ccd"/>
    </style:style>
    <style:style style:name="P3" style:family="paragraph" style:parent-style-name="Heading_20_2">
      <style:text-properties officeooo:paragraph-rsid="003d5ccd"/>
    </style:style>
    <style:style style:name="P4" style:family="paragraph" style:parent-style-name="Heading_20_3">
      <style:text-properties officeooo:rsid="00289ad9" officeooo:paragraph-rsid="003d5ccd"/>
    </style:style>
    <style:style style:name="P5" style:family="paragraph" style:parent-style-name="Heading_20_3">
      <style:text-properties officeooo:paragraph-rsid="003d5ccd"/>
    </style:style>
    <style:style style:name="T1" style:family="text">
      <style:text-properties officeooo:rsid="00289a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Unchained Melody</text:h>
      <text:p text:style-name="P3">(<text:span text:style-name="T1">Righteous Brothers</text:span>)</text:p>
      <text:p text:style-name="P4">[VERSE 1]</text:p>
      <text:p text:style-name="P1">G <text:s text:c="6"/>Em <text:s text:c="6"/>C <text:s text:c="12"/>D <text:s text:c="15"/>G</text:p>
      <text:p text:style-name="P1">Oh, <text:s/>my love, my darling, I've hungered for your touch</text:p>
      <text:p text:style-name="P1">Em <text:s text:c="12"/>D</text:p>
      <text:p text:style-name="P1">A long, lonely time</text:p>
      <text:p text:style-name="P1"><text:s text:c="4"/>G <text:s text:c="8"/>Em <text:s text:c="3"/>C <text:s text:c="9"/>D <text:s text:c="12"/>G</text:p>
      <text:p text:style-name="P1">And time goes by so slowly and time can do so much</text:p>
      <text:p text:style-name="P1">Em <text:s text:c="11"/>D</text:p>
      <text:p text:style-name="P1">Are you still miiiiiiiiiiiine</text:p>
      <text:p text:style-name="P1">G <text:s text:c="16"/>D <text:s text:c="3"/>Em <text:s text:c="3"/>Bm</text:p>
      <text:p text:style-name="P1">I need your love, <text:s text:c="5"/>I nee-eed your love</text:p>
      <text:p text:style-name="P1"><text:s text:c="4"/>C <text:s text:c="14"/>D <text:s text:c="11"/>G <text:s text:c="3"/>G7</text:p>
      <text:p text:style-name="P1">God speed your love tooooo-ooooo me</text:p>
      <text:p text:style-name="P5">[CHORUS]</text:p>
      <text:p text:style-name="P1">C <text:s text:c="12"/>D <text:s text:c="10"/>C <text:s text:c="10"/>Bm</text:p>
      <text:p text:style-name="P1">Lonely rivers flow to the sea, to the sea</text:p>
      <text:p text:style-name="P1">C <text:s text:c="10"/>D <text:s text:c="10"/>G</text:p>
      <text:p text:style-name="P1">To the open arms of the sea</text:p>
      <text:p text:style-name="P1">C <text:s text:c="12"/>D <text:s text:c="13"/>C <text:s text:c="11"/>Bm</text:p>
      <text:p text:style-name="P1">Lonely rivers sigh, wait for me, wait for me</text:p>
      <text:p text:style-name="P1">C <text:s text:c="13"/>D <text:s text:c="13"/>G</text:p>
      <text:p text:style-name="P1">I'll be coming home, wait for me</text:p>
      <text:p text:style-name="P5">[VERSE 2]</text:p>
      <text:p text:style-name="P1">G <text:s text:c="5"/>Em <text:s text:c="6"/>C <text:s text:c="7"/></text:p>
      <text:p text:style-name="P1">Oh, my love, my darling, </text:p>
      <text:p text:style-name="P1"><text:s text:c="2"/>D <text:s text:c="19"/>G</text:p>
      <text:p text:style-name="P1">I hunger, hunger!, for your love</text:p>
      <text:p text:style-name="P1">Em <text:s text:c="14"/>D</text:p>
      <text:p text:style-name="P1">For love. Lonely time.</text:p>
      <text:p text:style-name="P1"><text:s/>G <text:s text:c="11"/>Em <text:s text:c="4"/>C <text:s text:c="6"/></text:p>
      <text:p text:style-name="P1">And time goes by, so slowly, </text:p>
      <text:p text:style-name="P1"><text:s text:c="4"/>D <text:s text:c="12"/>G <text:s text:c="9"/>Em <text:s text:c="7"/>D</text:p>
      <text:p text:style-name="P1">and time can do so much, Are you still mine?</text:p>
      <text:p text:style-name="P1"><text:soft-page-break/><text:s text:c="2"/>G <text:s text:c="8"/>D <text:s text:c="4"/>Em <text:s text:c="2"/>Bm</text:p>
      <text:p text:style-name="P1">I need your love, I, I need your love.</text:p>
      <text:p text:style-name="P1"><text:s text:c="4"/>C <text:s text:c="14"/>D <text:s text:c="4"/>G </text:p>
      <text:p text:style-name="P1">God speed your love to <text:s text:c="3"/>me</text:p>
      <text:p text:style-name="P5">[OUTRO]</text:p>
      <text:p text:style-name="P1">Em <text:s text:c="3"/>C <text:s/>Cm <text:s text:c="2"/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1M20S</meta:editing-duration>
    <meta:editing-cycles>46</meta:editing-cycles>
    <meta:generator>LibreOffice/5.2.7.2$Linux_X86_64 LibreOffice_project/20m0$Build-2</meta:generator>
    <dc:title>Lyrics + Chords</dc:title>
    <dc:date>2017-10-14T08:05:54.030152238</dc:date>
    <meta:print-date>2017-04-03T12:23:29.985893000</meta:print-date>
    <meta:document-statistic meta:table-count="0" meta:image-count="0" meta:object-count="0" meta:page-count="2" meta:paragraph-count="41" meta:word-count="193" meta:character-count="1201" meta:non-whitespace-character-count="61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